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bold" fo:font-family="Calibri" style:font-family-asian="Calibri" style:font-family-complex="Calibri" fo:background-color="transparent" style:use-window-font-color="true" fo:text-transform="uppercas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3.00pt" fo:font-weight="bold" fo:font-family="Calibri" style:font-family-asian="Calibri" style:font-family-complex="Calibri" fo:background-color="transparent" style:use-window-font-color="true" fo:text-transform="uppercas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#f2f2f2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Calibri" style:font-family-asian="Calibri" style:font-family-complex="Calibri" fo:background-color="#f2f2f2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00"/>
    </style:style>
    <style:style style:name="T26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7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28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Calibri" style:font-family-asian="Calibri" style:font-family-complex="Calibri" fo:background-color="#f2f2f2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" style:family="text">
      <style:text-properties fo:font-size="11.00pt" fo:font-weight="bold" style:text-underline-mode="continuous" style:text-underline-type="single" style:text-underline-style="solid" style:text-underline-width="normal" fo:font-family="Cambria" style:font-family-asian="Cambria" style:font-family-complex="Cambria" fo:background-color="transparent" style:use-window-font-color="true"/>
    </style:style>
    <style:style style:name="T33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5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justify" fo:margin-left="0.00pt" fo:text-indent="36.00pt"/>
    </style:style>
    <style:style style:name="P3" style:family="paragraph">
      <style:paragraph-properties fo:line-height="100.00%" fo:text-align="justify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justify" fo:margin-left="-18.00pt" fo:text-indent="18.00pt"/>
    </style:style>
    <style:style style:name="P5" style:family="paragraph">
      <style:paragraph-properties fo:line-height="100.00%" fo:text-align="justify" fo:margin-left="0.00pt" fo:text-indent="36.00pt"/>
    </style:style>
    <style:style style:name="P6" style:family="paragraph">
      <style:paragraph-properties fo:line-height="100.00%" fo:text-align="justify">
        <style:tab-stops>
          <style:tab-stop style:position="115.50pt"/>
        </style:tab-stops>
      </style:paragraph-properties>
    </style:style>
    <style:style style:name="P7" style:family="paragraph">
      <style:paragraph-properties fo:line-height="100.00%" fo:text-align="justify" fo:margin-left="0.00pt" fo:text-indent="36.00pt"/>
    </style:style>
    <style:style style:name="P8" style:family="paragraph">
      <style:paragraph-properties fo:line-height="100.00%" fo:text-align="justify" fo:margin-bottom="10.00pt"/>
    </style:style>
    <style:style style:name="P9" style:family="paragraph">
      <style:paragraph-properties fo:line-height="115.00%" fo:text-align="left" fo:margin-right="-9.00pt" fo:margin-bottom="10.00p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justify" fo:margin-bottom="10.00pt"/>
    </style:style>
    <style:style style:name="P12" style:family="paragraph">
      <style:paragraph-properties fo:line-height="115.00%" fo:text-align="justify" fo:margin-bottom="10.00pt"/>
    </style:style>
    <style:style style:name="P13" style:family="paragraph">
      <style:paragraph-properties fo:line-height="100.00%" fo:text-align="justify" fo:margin-bottom="10.00pt"/>
    </style:style>
    <style:style style:name="P14" style:family="paragraph">
      <style:paragraph-properties fo:line-height="100.00%" fo:text-align="justify" fo:margin-left="0.00pt" fo:text-indent="36.00pt"/>
    </style:style>
    <style:style style:name="P15" style:family="paragraph">
      <style:paragraph-properties fo:line-height="115.00%" fo:text-align="left" fo:margin-top="2.00pt" fo:margin-bottom="1.50pt"/>
    </style:style>
    <style:style style:name="P16" style:family="paragraph">
      <style:paragraph-properties fo:line-height="115.00%" fo:text-align="left" fo:margin-top="14.00pt" fo:margin-bottom="14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39"/>v rajashekar reddy<text:s text:c="22"/><text:tab/><text:s text:c="6"/><text:tab/><text:s text:c="44"/></text:span></text:p>
      <text:p text:style-name="P1"><text:span text:style-name="T2"/></text:p>
      <text:p text:style-name="P1"><text:span text:style-name="T2"/></text:p>
      <text:p text:style-name="P1"><text:span text:style-name="T3"><text:s text:c="70"/></text:span><text:span text:style-name="T4">Email:</text:span><text:span text:style-name="T5">velpularajashekarareddy@gmail.com</text:span><text:span text:style-name="T6"><text:s text:c="63"/><text:tab/><text:tab/><text:s text:c="46"/></text:span><text:span text:style-name="T7">Mobile</text:span><text:span text:style-name="T8"><text:s/></text:span><text:span text:style-name="T9">:</text:span><text:span text:style-name="T10"><text:s/>+918247744142</text:span></text:p>
      <text:p text:style-name="P1"><text:span text:style-name="T11"/></text:p>
      <text:p text:style-name="P1"><text:span text:style-name="T11"/></text:p>
      <text:p text:style-name="P1"><text:span text:style-name="T12">Career Objective:</text:span></text:p>
      <text:p text:style-name="P2"><text:span text:style-name="T13"/></text:p>
      <text:p text:style-name="P2"><text:span text:style-name="T14">To secure a challenging position in an organization which gives me an opportunity to enhance my technical skills and gives scope for career and financial growth.</text:span></text:p>
      <text:p text:style-name="P2"><text:span text:style-name="T15"/></text:p>
      <text:p text:style-name="P3"><text:span text:style-name="T16">Educational Qualifications:</text:span></text:p>
      <text:p text:style-name="P3"><text:span text:style-name="T16"><text:s text:c="5"/></text:span><text:span text:style-name="T17"/></text:p>
      <text:list text:style-name="L4">
        <text:list-item>
          <text:p text:style-name="P4"><text:span text:style-name="T17">Graduation (B.com computer</text:span><text:span text:style-name="T18">)</text:span><text:span text:style-name="T19"><text:s/>from sri krishnadevaraya University, Anantapur in 2017, with an aggregate of 67%.</text:span></text:p>
        </text:list-item>
        <text:list-item>
          <text:p text:style-name="P4"><text:span text:style-name="T19">Intermediate from Board Of Intermediate,Dharmavaram in 2014, with an aggregate<text:s text:c="2"/>of 45%.</text:span></text:p>
        </text:list-item>
        <text:list-item>
          <text:p text:style-name="P4"><text:span text:style-name="T19">S.S.C from Board of Secondary Education, AP.<text:s text:c="2"/>in 2012, with 63%.</text:span></text:p>
        </text:list-item>
      </text:list>
      <text:p text:style-name="P5"><text:span text:style-name="T20"/></text:p>
      <text:p text:style-name="P6"><text:span text:style-name="T21"><text:s text:c="3"/>Technical Skills :<text:tab/></text:span></text:p>
      <text:p text:style-name="P7"><text:span text:style-name="T22"/></text:p>
      <text:p text:style-name="P7"><text:span text:style-name="T23">Programming Language<text:s text:c="6"/><text:tab/>: <text:tab/>C and java </text:span></text:p>
      <text:p text:style-name="P7"><text:span text:style-name="T23">Operating System<text:tab/><text:tab/>: <text:tab/>Windows XP, Ms-Exccel</text:span></text:p>
      <text:p text:style-name="P8"><text:span text:style-name="T24"/></text:p>
      <text:p text:style-name="P9"><text:span text:style-name="T25"><text:s/>PERSONAL SKILLS</text:span></text:p>
      <text:list text:style-name="L10">
        <text:list-item>
          <text:p text:style-name="P10"><text:span text:style-name="T26">Comprehensive problem solving abilities, </text:span></text:p>
        </text:list-item>
        <text:list-item>
          <text:p text:style-name="P10"><text:span text:style-name="T27">Effective communicational skills,</text:span></text:p>
        </text:list-item>
        <text:list-item>
          <text:p text:style-name="P10"><text:span text:style-name="T27">Good organizational and management skills,</text:span></text:p>
        </text:list-item>
        <text:list-item>
          <text:p text:style-name="P10"><text:span text:style-name="T27">Efficient in working and leading a team.</text:span></text:p>
        </text:list-item>
        <text:list-item>
          <text:p text:style-name="P10"><text:span text:style-name="T28">My Hobbies Browsing Net, Reading Books, Playling cricket, and ete..</text:span></text:p>
        </text:list-item>
      </text:list>
      <text:p text:style-name="P11"><text:span text:style-name="T29"/></text:p>
      <text:p text:style-name="P12"><text:span text:style-name="T29"/></text:p>
      <text:p text:style-name="P13"><text:span text:style-name="T30">Personal Details:</text:span></text:p>
      <text:p text:style-name="P14"><text:span text:style-name="T31">Name<text:tab/><text:tab/><text:tab/><text:tab/><text:tab/>:<text:s text:c="3"/>v rajashekar reddy<text:tab/></text:span></text:p>
      <text:p text:style-name="P14"><text:span text:style-name="T31">Father’s Name<text:tab/><text:tab/><text:s text:c="12"/>:<text:s text:c="3"/>v balachandra reddy</text:span></text:p>
      <text:p text:style-name="P14"><text:span text:style-name="T31">Date of Birth<text:tab/><text:tab/><text:tab/><text:tab/>:<text:s text:c="3"/>09/03/1997</text:span></text:p>
      <text:p text:style-name="P14"><text:span text:style-name="T31">Married Status<text:s text:c="26"/><text:tab/>:<text:s text:c="3"/>Single<text:tab/></text:span></text:p>
      <text:p text:style-name="P14"><text:span text:style-name="T31">Nationality<text:tab/><text:tab/><text:tab/><text:tab/>:<text:s text:c="3"/>Indian<text:tab/></text:span></text:p>
      <text:p text:style-name="P14"><text:span text:style-name="T31">Address for communication <text:tab/><text:tab/>:<text:s text:c="3"/>Anantapur in AP</text:span></text:p>
      <text:p text:style-name="P14"><text:span text:style-name="T31"><text:tab/><text:tab/><text:tab/><text:tab/><text:tab/><text:s text:c="2"/></text:span></text:p>
      <text:p text:style-name="P15"><text:span text:style-name="T32">DECLARATION:</text:span></text:p>
      <text:p text:style-name="P15"><text:span text:style-name="T33"><text:s text:c="5"/><text:tab/><text:s/></text:span><text:span text:style-name="T34">I hereby declare that the above-mentioned information is correct up to my knowledge.<text:s text:c="3"/></text:span></text:p>
      <text:p text:style-name="P16"><text:span text:style-name="T35">Place:<text:s text:c="171"/>Date:<text:s text:c="121"/>( V Rajashekar Reddy )</text:span></text:p>
      <text:p text:style-name="P17"><text:span text:style-name="T36"/></text:p>
      <text:p text:style-name="P18"><text:span text:style-name="T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